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b57" officeooo:paragraph-rsid="001b0b57"/>
    </style:style>
    <style:style style:name="P2" style:family="paragraph" style:parent-style-name="Standard">
      <style:text-properties officeooo:rsid="001b0b57" officeooo:paragraph-rsid="001c02b1"/>
    </style:style>
    <style:style style:name="P3" style:family="paragraph" style:parent-style-name="Standard">
      <style:text-properties officeooo:rsid="001c02b1" officeooo:paragraph-rsid="001c02b1"/>
    </style:style>
    <style:style style:name="P4" style:family="paragraph" style:parent-style-name="Standard">
      <style:text-properties officeooo:rsid="001c02b1" officeooo:paragraph-rsid="001c2bab"/>
    </style:style>
    <style:style style:name="P5" style:family="paragraph" style:parent-style-name="Standard">
      <style:text-properties officeooo:rsid="001fd7dd" officeooo:paragraph-rsid="001fd7dd"/>
    </style:style>
    <style:style style:name="P6" style:family="paragraph" style:parent-style-name="Standard">
      <style:text-properties officeooo:rsid="001fd7dd" officeooo:paragraph-rsid="002122f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2ba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02b1" style:font-style-asian="normal" style:font-style-complex="normal"/>
    </style:style>
    <style:style style:name="T5" style:family="text">
      <style:text-properties fo:font-style="normal" officeooo:rsid="001c2bab" style:font-style-asian="normal" style:font-style-complex="normal"/>
    </style:style>
    <style:style style:name="T6" style:family="text">
      <style:text-properties fo:font-style="normal" officeooo:rsid="001f0013" style:font-style-asian="normal" style:font-style-complex="normal"/>
    </style:style>
    <style:style style:name="T7" style:family="text">
      <style:text-properties fo:font-style="normal" officeooo:rsid="001fd7dd" style:font-style-asian="normal" style:font-style-complex="normal"/>
    </style:style>
    <style:style style:name="T8" style:family="text">
      <style:text-properties fo:font-style="normal" officeooo:rsid="002122f1" style:font-style-asian="normal" style:font-style-complex="normal"/>
    </style:style>
    <style:style style:name="T9" style:family="text">
      <style:text-properties fo:font-style="normal" officeooo:rsid="00223de6" style:font-style-asian="normal" style:font-style-complex="normal"/>
    </style:style>
    <style:style style:name="T10" style:family="text">
      <style:text-properties fo:font-style="normal" officeooo:rsid="0023e82b" style:font-style-asian="normal" style:font-style-complex="normal"/>
    </style:style>
    <style:style style:name="T11" style:family="text">
      <style:text-properties fo:font-style="normal" officeooo:rsid="0027406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ri Haverinen H4</text:p>
      <text:p text:style-name="P1"/>
      <text:p text:style-name="P1">tehtävä 1.</text:p>
      <text:p text:style-name="P1"/>
      <text:p text:style-name="P1">Kun valitaan <text:span text:style-name="T1">“inx &lt; input.length</text:span><text:span text:style-name="T3">” pääehdoksi, testisyötteet voivat olla seuraavat:</text:span></text:p>
      <text:p text:style-name="P1"><text:span text:style-name="T3">1. input = “kissa </text:span><text:span text:style-name="T10">ja koira</text:span><text:span text:style-name="T3">”, inx = </text:span><text:span text:style-name="T10">5</text:span><text:span text:style-name="T3"> (tässä pääehto palauttaa tosi, </text:span><text:span text:style-name="T9">apuehto</text:span><text:span text:style-name="T4"> </text:span><text:span text:style-name="T9">tosi</text:span><text:span text:style-name="T3">)</text:span></text:p>
      <text:p text:style-name="P2"><text:span text:style-name="T3">2. input = “kissa”, inx = 6 (tässä pääehto palauttaa epätosi, </text:span><text:span text:style-name="T4">apuehto</text:span><text:span text:style-name="T8">a ei saavuteta</text:span><text:span text:style-name="T3">)</text:span></text:p>
      <text:p text:style-name="P1"><text:span text:style-name="T3"/></text:p>
      <text:p text:style-name="P5"><text:span text:style-name="T3">(</text:span><text:span text:style-name="T8">Oletin, että 2. kohdassa oikosulkulaskennan periaatteella palautuu heti epätosi.)</text:span></text:p>
      <text:p text:style-name="P1"><text:span text:style-name="T3"/></text:p>
      <text:p text:style-name="P1"><text:span text:style-name="T3"/></text:p>
      <text:p text:style-name="P1">Kun valitaan <text:span text:style-name="T1">“isWhitespace(input[inx])</text:span><text:span text:style-name="T3">” pääehdoksi, testisyötteet voivat olla seuraavat:</text:span></text:p>
      <text:p text:style-name="P2"><text:span text:style-name="T3">1. input = “kissa ja koira”, inx = 5 (tässä pääehto palauttaa tosi, </text:span><text:span text:style-name="T4">apuehto tosi</text:span><text:span text:style-name="T3">)</text:span></text:p>
      <text:p text:style-name="P2"><text:span text:style-name="T3">2. input = “kissa ja koira”, inx = 0 (tässä pääehto palauttaa epätosi, </text:span><text:span text:style-name="T4">apuehto tosi</text:span><text:span text:style-name="T3">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tehtävä 2.</text:span></text:p>
      <text:p text:style-name="P1"><text:span text:style-name="T3"/></text:p>
      <text:p text:style-name="P1">Kun valitaan <text:span text:style-name="T1">“inx + 1 &lt; input.length</text:span><text:span text:style-name="T3">” pääehdoksi, testisyötteet voivat olla seuraavat:</text:span></text:p>
      <text:p text:style-name="P1"><text:span text:style-name="T3">1. input = “*/kissa”, inx = 0 (tässä pääehto palauttaa tosi, </text:span><text:span text:style-name="T4">apuehdot </text:span><text:span text:style-name="T9">tosi</text:span><text:span text:style-name="T3">)</text:span></text:p>
      <text:p text:style-name="P2"><text:span text:style-name="T3">2. input = “kissa”, inx = 6 (tässä pääehto palauttaa epätosi, </text:span><text:span text:style-name="T8">apuehtoja ei saavuteta</text:span><text:span text:style-name="T3">)</text:span></text:p>
      <text:p text:style-name="P1"><text:span text:style-name="T3"/></text:p>
      <text:p text:style-name="P4"><text:span text:style-name="T3">(tässä kohdassa 1. apuehto </text:span><text:span text:style-name="T7">on </text:span><text:span text:style-name="T2">input[inx] == ‘*’ </text:span><text:span text:style-name="T5"><text:s/></text:span><text:span text:style-name="T3">ja 2. apuehto </text:span><text:span text:style-name="T7">on </text:span><text:span text:style-name="T1">input[inx + 1] == ‘/’)</text:span></text:p>
      <text:p text:style-name="P6"><text:span text:style-name="T3">(</text:span><text:span text:style-name="T8">Oletin, että 2. kohdassa oikosulkulaskennan periaatteella palautuu heti epätosi.)</text:span></text:p>
      <text:p text:style-name="P1"><text:span text:style-name="T3"/></text:p>
      <text:p text:style-name="P1"><text:span text:style-name="T3"/></text:p>
      <text:p text:style-name="P1">Kun valitaan <text:span text:style-name="T1">“input[inx] == ‘*’</text:span><text:span text:style-name="T3">” pääehdoksi, testisyötteet voivat olla seuraavat:</text:span></text:p>
      <text:p text:style-name="P1"><text:span text:style-name="T3">1. input = “kissa*/</text:span><text:span text:style-name="T4">koira</text:span><text:span text:style-name="T3">”, inx = 5 (tässä pääehto palauttaa tosi, </text:span><text:span text:style-name="T8">apuehdot tosi)</text:span></text:p>
      <text:p text:style-name="P1"><text:span text:style-name="T3">2. input = “kissa/</text:span><text:span text:style-name="T4">koira</text:span><text:span text:style-name="T3">”, inx = </text:span><text:span text:style-name="T7">4</text:span><text:span text:style-name="T3"> (tässä pääehto palauttaa epätosi, </text:span><text:span text:style-name="T8">apuehdot tosi</text:span><text:span text:style-name="T3">)</text:span></text:p>
      <text:p text:style-name="P1"><text:span text:style-name="T3"/></text:p>
      <text:p text:style-name="P3"><text:span text:style-name="T3">(tässä kohdassa 1. apuehto </text:span><text:span text:style-name="T7">on </text:span><text:span text:style-name="T1">inx + 1 &lt; input.length </text:span><text:span text:style-name="T3">ja 2. apuehto </text:span><text:span text:style-name="T7">on </text:span><text:span text:style-name="T1">input</text:span><text:span text:style-name="T2">[</text:span><text:span text:style-name="T1">inx + 1] == ‘/’)</text:span></text:p>
      <text:p text:style-name="P1"><text:span text:style-name="T3"/></text:p>
      <text:p text:style-name="P1"><text:span text:style-name="T3"/></text:p>
      <text:p text:style-name="P1">Kun valitaan <text:span text:style-name="T1">“input[inx +1] == ‘/’</text:span><text:span text:style-name="T3">” pääehdoksi, testisyötteet voivat olla seuraavat:</text:span></text:p>
      <text:p text:style-name="P1"><text:span text:style-name="T3">1. input = “kissa*/</text:span><text:span text:style-name="T4">koira</text:span><text:span text:style-name="T3">, inx = </text:span><text:span text:style-name="T6">5</text:span><text:span text:style-name="T3"> (tässä pääehto palauttaa tosi, </text:span><text:span text:style-name="T8">apuehdot tosi</text:span><text:span text:style-name="T3">)</text:span></text:p>
      <text:p text:style-name="P2"><text:span text:style-name="T3">2. input = “kissa*</text:span><text:span text:style-name="T4">koira</text:span><text:span text:style-name="T3">”, inx = </text:span><text:span text:style-name="T6">5</text:span><text:span text:style-name="T3"> (tässä pääehto palauttaa epätosi, </text:span><text:span text:style-name="T8">apuehdot tosi</text:span><text:span text:style-name="T3">)</text:span></text:p>
      <text:p text:style-name="P1"><text:span text:style-name="T3"/></text:p>
      <text:p text:style-name="P3"><text:span text:style-name="T3">(tässä kohdassa 1. apuehto </text:span><text:span text:style-name="T7">on</text:span><text:span text:style-name="T3"> </text:span><text:span text:style-name="T1">inx + 1 &lt; input.length </text:span><text:span text:style-name="T3">ja 2. apuehto </text:span><text:span text:style-name="T7">on </text:span><text:span text:style-name="T1">input</text:span><text:span text:style-name="T2">[</text:span><text:span text:style-name="T1">inx] == ‘*’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pan text:style-name="T3">Rajoitettu aktiivisten ehtojen kattavuuskriteeri täyttyy tehtävissä 1 ja 2, koska:</text:span></text:p>
      <text:p text:style-name="P3"><text:span text:style-name="T3">- jokainen</text:span><text:span text:style-name="T7"> </text:span><text:span text:style-name="T3">ehto on otettu vuorollaan pääehdoksi</text:span></text:p>
      <text:p text:style-name="P3"><text:span text:style-name="T3">- pääehto määrää koko predikaatin arvon</text:span></text:p>
      <text:p text:style-name="P3"><text:span text:style-name="T3">- </text:span><text:span text:style-name="T11">pääehdolle on testitapaukset joissa pääehto on toisessa tosi ja toisessa epätosi</text:span></text:p>
      <text:p text:style-name="P3"><text:span text:style-name="T3">- apuehdot saavat samat totuusarvot aina molemmissa testitapauksis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01:40.293567817</meta:creation-date>
    <dc:date>2017-10-04T15:18:06.580082992</dc:date>
    <meta:editing-duration>PT21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10" meta:character-count="2022" meta:non-whitespace-character-count="1739"/>
  </office:meta>
</office:document-meta>
</file>